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objectwithoutfill">
      <style:graphic-properties draw:marker-end="Arrow" draw:marker-end-width="0.3cm" draw:fill="none" draw:textarea-vertical-align="botto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xml:id="id1" draw:id="id1" draw:layer="layout" svg:width="5.842cm" svg:height="3.048cm" svg:x="2.27cm" svg:y="2.524cm">
          <text:p text:style-name="P1">Wireless router </text:p>
          <text:p text:style-name="P1">dd-wrt </text:p>
          <text:p text:style-name="P1">192.168.1.1</text:p>
          <draw:enhanced-geometry svg:viewBox="0 0 21600 21600" draw:type="rectangle" draw:enhanced-path="M 0 0 L 21600 0 21600 21600 0 21600 0 0 Z N"/>
        </draw:custom-shape>
        <draw:custom-shape draw:style-name="gr1" draw:text-style-name="P1" xml:id="id2" draw:id="id2" draw:layer="layout" svg:width="5.461cm" svg:height="2.921cm" svg:x="14.573cm" svg:y="2.58cm">
          <text:p text:style-name="P1">Computer</text:p>
          <text:p text:style-name="P1">PandaBoard</text:p>
          <text:p text:style-name="P1">192.168.1.48</text:p>
          <draw:enhanced-geometry svg:viewBox="0 0 21600 21600" draw:type="rectangle" draw:enhanced-path="M 0 0 L 21600 0 21600 21600 0 21600 0 0 Z N"/>
        </draw:custom-shape>
        <draw:custom-shape draw:style-name="gr1" draw:text-style-name="P1" xml:id="id3" draw:id="id3" draw:layer="layout" svg:width="7.874cm" svg:height="3.683cm" svg:x="1.635cm" svg:y="15.53cm">
          <text:p text:style-name="P1">WebApp</text:p>
          <text:p text:style-name="P1">AppEngine/GoogleApps</text:p>
          <text:p text:style-name="P1">wifi.xinchejian.com</text:p>
          <draw:enhanced-geometry svg:viewBox="0 0 21600 21600" draw:type="rectangle" draw:enhanced-path="M 0 0 L 21600 0 21600 21600 0 21600 0 0 Z N"/>
        </draw:custom-shape>
        <draw:custom-shape draw:style-name="gr2" draw:text-style-name="P1" draw:layer="layout" svg:width="17.526cm" svg:height="4.953cm" svg:x="1.889cm" svg:y="8.7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svg:x1="8.112cm" svg:y1="4.048cm" svg:x2="14.573cm" svg:y2="4.04cm" draw:start-shape="id1" draw:start-glue-point="1" draw:end-shape="id2" draw:end-glue-point="3" svg:d="m8112 4048h3230v-8h3231">
          <text:p text:style-name="P1"><text:s/>“wl assoclist”/telnet</text:p>
        </draw:connector>
        <draw:connector draw:style-name="gr4" draw:text-style-name="P1" draw:layer="layout" svg:x1="17.303cm" svg:y1="5.501cm" svg:x2="5.572cm" svg:y2="15.53cm" draw:start-shape="id2" draw:start-glue-point="2" draw:end-shape="id3" draw:end-glue-point="0" svg:d="m17303 5501v5014h-11731v5015">
          <text:p text:style-name="P1">/join?macaddr=xx:xx:xx:xx</text:p>
          <text:p text:style-name="P1">/left?macaddr=xx:xx:xx:xx</text:p>
        </draw:connector>
        <draw:custom-shape draw:style-name="gr1" draw:text-style-name="P1" xml:id="id4" draw:id="id4" draw:layer="layout" svg:width="8.763cm" svg:height="4.826cm" svg:x="1.168cm" svg:y="20.939cm">
          <text:p text:style-name="P1">appengine.google.com</text:p>
          <text:p text:style-name="P1">Datastore</text:p>
          <text:p text:style-name="P1">“Mac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5" draw:text-style-name="P1" draw:layer="layout" svg:x1="5.572cm" svg:y1="19.213cm" svg:x2="5.55cm" svg:y2="20.939cm" draw:start-shape="id3" draw:start-glue-point="2" draw:end-shape="id4" draw:end-glue-point="5" svg:d="m5572 19213v863h-22v863">
          <text:p/>
        </draw:connector>
        <draw:custom-shape draw:style-name="gr1" draw:text-style-name="P1" xml:id="id5" draw:id="id5" draw:layer="layout" svg:width="5.842cm" svg:height="3.048cm" svg:x="14.417cm" svg:y="15.844cm">
          <text:p text:style-name="P1">Client</text:p>
          <draw:enhanced-geometry svg:viewBox="0 0 21600 21600" draw:type="rectangle" draw:enhanced-path="M 0 0 L 21600 0 21600 21600 0 21600 0 0 Z N"/>
        </draw:custom-shape>
        <draw:custom-shape draw:style-name="gr2" draw:text-style-name="P1" draw:layer="layout" svg:width="4.445cm" svg:height="5.842cm" svg:x="9.763cm" svg:y="15.3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svg:x1="14.417cm" svg:y1="17.368cm" svg:x2="9.509cm" svg:y2="17.371cm" draw:start-shape="id5" draw:start-glue-point="3" draw:end-shape="id3" draw:end-glue-point="1" svg:d="m14417 17368h-2454v3h-2454">
          <text:p text:style-name="P1">/status</text:p>
        </draw:connector>
      </draw:page>
    </office:graphics>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30T21:37:37.54</meta:creation-date>
    <dc:date>2011-10-30T21:53:54.26</dc:date>
    <meta:editing-duration>PT55S</meta:editing-duration>
    <meta:editing-cycles>1</meta:editing-cycles>
    <meta:document-statistic meta:object-count="11"/>
    <meta:generator>LibreOffice/3.4$Win32 LibreOffice_project/340m1$Build-302</meta:generator>
  </office:meta>
</office:document-meta>
</file>